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008738379" calcext:value-type="float">
            <text:p>488.0087383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65157" calcext:value-type="float">
            <text:p>0.117465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9.603934884" calcext:value-type="float">
            <text:p>419.603934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321013654" calcext:value-type="float">
            <text:p>9.321013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285397118" calcext:value-type="float">
            <text:p>488.2853971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158792183" calcext:value-type="float">
            <text:p>420.158792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305898563" calcext:value-type="float">
            <text:p>380.3058985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.900450013" calcext:value-type="float">
            <text:p>381.90045001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336651215" calcext:value-type="float">
            <text:p>99.3366512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25593776" calcext:value-type="float">
            <text:p>380.92559377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496066489" calcext:value-type="float">
            <text:p>99.4960664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.977541903" calcext:value-type="float">
            <text:p>90.97754190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892311614" calcext:value-type="float">
            <text:p>382.8923116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7.881220136" calcext:value-type="float">
            <text:p>137.881220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843169263" calcext:value-type="float">
            <text:p>135.843169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525122109" calcext:value-type="float">
            <text:p>384.52512210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053449023" calcext:value-type="float">
            <text:p>103.053449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207212195" calcext:value-type="float">
            <text:p>103.207212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279209856" calcext:value-type="float">
            <text:p>99.2792098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953925237" calcext:value-type="float">
            <text:p>98.95392523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4.354946804" calcext:value-type="float">
            <text:p>94.3549468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79784241" calcext:value-type="float">
            <text:p>135.57978424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931389835" calcext:value-type="float">
            <text:p>93.93138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55215921" calcext:value-type="float">
            <text:p>135.555215921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014504887" calcext:value-type="float">
            <text:p>104.01450488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687993405" calcext:value-type="float">
            <text:p>103.687993405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250604" calcext:value-type="float">
            <text:p>93.4250604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4776767" calcext:value-type="float">
            <text:p>93.44776767</text:p>
          </table:table-cell>
        </table:table-row>
      </table:table>
      <table:table table:name="Concurrency grade analysis" table:style-name="ta1">
        <table:shapes>
          <draw:frame draw:z-index="0" draw:style-name="gr1" draw:text-style-name="P1" svg:width="8.6445in" svg:height="6.6614in" svg:x="0.1618in" svg:y="1.8406in">
            <draw:object draw:notify-on-update-of-ranges="'Concurrency grade analysis'.F2:'Concurrency grade analysis'.F6 'Concurrency grade analysis'.D2:'Concurrency grade analysis'.D6 'Concurrency grade analysis'.F2:'Concurrency grade analysis'.F6 'Concurrency grade analysis'.I2:'Concurrency grade analysis'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9248in" svg:height="6.6091in" svg:x="8.9571in" svg:y="1.8193in">
            <draw:object draw:notify-on-update-of-ranges="'Concurrency grade analysis'.F2:'Concurrency grade analysis'.F6 'Concurrency grade analysis'.E2:'Concurrency grade analysis'.E6 'Concurrency grade analysis'.F2:'Concurrency grade analysis'.F6 'Concurrency grade analysis'.J2:'Concurrency grade analysis'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table:style-name="Default" office:value-type="string" calcext:value-type="string">
            <text:p>Speedup_pthreads</text:p>
          </table:table-cell>
          <table:table-cell table:style-name="Default" office:value-type="string" calcext:value-type="string">
            <text:p>Efficiency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  <table:table-cell table:style-name="Default" office:value-type="string" calcext:value-type="string">
            <text:p>Speedup_omp</text:p>
          </table:table-cell>
          <table:table-cell table:style-name="Default" office:value-type="string" calcext:value-type="string">
            <text:p>Efficiency_o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table:formula="of:=[.$C$2]/[.C2]" office:value-type="float" office:value="1" calcext:value-type="float">
            <text:p>1.00</text:p>
          </table:table-cell>
          <table:table-cell table:formula="of:=[.D2]/[.A2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  <table:table-cell table:formula="of:=[.$H$2]/[.H2]" office:value-type="float" office:value="1" calcext:value-type="float">
            <text:p>1.00</text:p>
          </table:table-cell>
          <table:table-cell table:formula="of:=[.I2]/[.F2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table:formula="of:=[.$C$2]/[.C3]" office:value-type="float" office:value="4.25078510553791" calcext:value-type="float">
            <text:p>4.25</text:p>
          </table:table-cell>
          <table:table-cell table:formula="of:=[.D3]/[.A3]" office:value-type="float" office:value="0.531348138192238" calcext:value-type="float">
            <text:p>0.5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  <table:table-cell table:formula="of:=[.$H$2]/[.H3]" office:value-type="float" office:value="3.90279086187935" calcext:value-type="float">
            <text:p>3.90</text:p>
          </table:table-cell>
          <table:table-cell table:formula="of:=[.I3]/[.F3]" office:value-type="float" office:value="0.487848857734919" calcext:value-type="float">
            <text:p>0.4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table:formula="of:=[.$C$2]/[.C4]" office:value-type="float" office:value="3.09416897735161" calcext:value-type="float">
            <text:p>3.09</text:p>
          </table:table-cell>
          <table:table-cell table:formula="of:=[.D4]/[.A4]" office:value-type="float" office:value="0.773542244337902" calcext:value-type="float">
            <text:p>0.7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  <table:table-cell table:formula="of:=[.$H$2]/[.H4]" office:value-type="float" office:value="2.83524662287564" calcext:value-type="float">
            <text:p>2.84</text:p>
          </table:table-cell>
          <table:table-cell table:formula="of:=[.I4]/[.F4]" office:value-type="float" office:value="0.708811655718909" calcext:value-type="float">
            <text:p>0.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table:formula="of:=[.$C$2]/[.C5]" office:value-type="float" office:value="4.08106673639335" calcext:value-type="float">
            <text:p>4.08</text:p>
          </table:table-cell>
          <table:table-cell table:formula="of:=[.D5]/[.A5]" office:value-type="float" office:value="0.255066671024585" calcext:value-type="float">
            <text:p>0.25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  <table:table-cell table:formula="of:=[.$H$2]/[.H5]" office:value-type="float" office:value="3.73395846077554" calcext:value-type="float">
            <text:p>3.73</text:p>
          </table:table-cell>
          <table:table-cell table:formula="of:=[.I5]/[.F5]" office:value-type="float" office:value="0.233372403798471" calcext:value-type="float">
            <text:p>0.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formula="of:=[.$C$2]/[.C6]" office:value-type="float" office:value="4.47124794732438" calcext:value-type="float">
            <text:p>4.47</text:p>
          </table:table-cell>
          <table:table-cell table:formula="of:=[.D6]/[.A6]" office:value-type="float" office:value="0.223562397366219" calcext:value-type="float">
            <text:p>0.2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  <table:table-cell table:formula="of:=[.$H$2]/[.H6]" office:value-type="float" office:value="4.10106711573777" calcext:value-type="float">
            <text:p>4.10</text:p>
          </table:table-cell>
          <table:table-cell table:formula="of:=[.I6]/[.F6]" office:value-type="float" office:value="0.205053355786889" calcext:value-type="float">
            <text:p>0.205</text:p>
          </table:table-cell>
        </table:table-row>
      </table:table>
      <table:table table:name="Optimizations analysis" table:style-name="ta1">
        <table:shapes>
          <draw:frame draw:z-index="0" draw:style-name="gr1" draw:text-style-name="P1" svg:width="6.2917in" svg:height="3.5449in" svg:x="9.6724in" svg:y="3.0012in">
            <draw:object draw:notify-on-update-of-ranges="'Optimizations analysis'.M2:'Optimizations analysis'.M6 'Optimizations analysis'.J2:'Optimizations analysis'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21in" svg:height="4.476in" svg:x="16.313in" svg:y="2.8335in">
            <draw:object draw:notify-on-update-of-ranges="'Optimizations analysis'.N1:'Optimizations analysis'.N1 'Optimizations analysis'.N2:'Optimizations analysis'.N6 'Optimizations analysis'.J2:'Optimizations analysis'.J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2276in" svg:height="4.7264in" svg:x="5.4169in" svg:y="6.9756in">
            <draw:object draw:notify-on-update-of-ranges="'Optimizations analysis'.O2:'Optimizations analysis'.O6 'Optimizations analysis'.J2:'Optimizations analysis'.J6 'Optimizations analysis'.J2:'Optimizations analysis'.J6 'Optimizations analysis'.H2:'Optimizations analysis'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457in" svg:height="4.2457in" svg:x="13.5524in" svg:y="7.5917in">
            <draw:object draw:notify-on-update-of-ranges="'Optimizations analysis'.I2:'Optimizations analysis'.I6 'Optimizations analysis'.J2:'Optimizations analysis'.J6 'Optimizations analysis'.P2:'Optimizations analysis'.P6 'Optimizations analysis'.J2:'Optimizations analysis'.J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Speedup_pthreads_vs_omp</text:p>
          </table:table-cell>
          <table:table-cell office:value-type="string" calcext:value-type="string">
            <text:p>Efficiency_pthreads_vs_omp</text:p>
          </table:table-cell>
          <table:table-cell office:value-type="string" calcext:value-type="string">
            <text:p>Speedup_pthreads_vs_serial</text:p>
          </table:table-cell>
          <table:table-cell office:value-type="string" calcext:value-type="string">
            <text:p>Efficiency_pthreads_vs_serial</text:p>
          </table:table-cell>
          <table:table-cell table:style-name="Default" office:value-type="string" calcext:value-type="string">
            <text:p>Threads_qty_omp</text:p>
          </table:table-cell>
          <table:table-cell table:style-name="Default" office:value-type="string" calcext:value-type="string">
            <text:p>Depth_omp</text:p>
          </table:table-cell>
          <table:table-cell table:style-name="Default" office:value-type="string" calcext:value-type="string">
            <text:p>Elapsed_time_omp</text:p>
          </table:table-cell>
          <table:table-cell office:value-type="string" calcext:value-type="string">
            <text:p>Speedup_omp_vs_pthreads</text:p>
          </table:table-cell>
          <table:table-cell office:value-type="string" calcext:value-type="string">
            <text:p>Efficiency_omp_vs_pthreads</text:p>
          </table:table-cell>
          <table:table-cell office:value-type="string" calcext:value-type="string">
            <text:p>Speedup_omp_vs_serial</text:p>
          </table:table-cell>
          <table:table-cell office:value-type="string" calcext:value-type="string">
            <text:p>Efficiency_omp_vs_se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33.194794873" calcext:value-type="float">
            <text:p>133.194794873</text:p>
          </table:table-cell>
          <table:table-cell table:style-name="ce6" table:formula="of:=[.L2]/[.E2]" office:value-type="float" office:value="1.00281556687225" calcext:value-type="float">
            <text:p>1.0028</text:p>
          </table:table-cell>
          <table:table-cell table:style-name="ce6" table:formula="of:=[.F2]/[.C2]" office:value-type="float" office:value="0.250703891718061" calcext:value-type="float">
            <text:p>0.2507</text:p>
          </table:table-cell>
          <table:table-cell table:style-name="ce7" table:formula="of:=[.$B$2]/[.E2]" office:value-type="float" office:value="3.65942235527106" calcext:value-type="float">
            <text:p>3.6594</text:p>
          </table:table-cell>
          <table:table-cell table:style-name="ce7" table:formula="of:=[.H2]/[.C2]" office:value-type="float" office:value="0.914855588817766" calcext:value-type="float">
            <text:p>0.91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.569813725" calcext:value-type="float">
            <text:p>133.569813725</text:p>
          </table:table-cell>
          <table:table-cell table:style-name="ce2" table:formula="of:=[.E2]/[.L2]" office:value-type="float" office:value="0.997192338287062" calcext:value-type="float">
            <text:p>0.997</text:p>
          </table:table-cell>
          <table:table-cell table:style-name="ce7" table:formula="of:=[.M2]/[.J2]" office:value-type="float" office:value="0.249298084571765" calcext:value-type="float">
            <text:p>0.2493</text:p>
          </table:table-cell>
          <table:table-cell table:style-name="ce7" table:formula="of:=[.$B$2]/[.L2]" office:value-type="float" office:value="3.6491479352327" calcext:value-type="float">
            <text:p>3.6491</text:p>
          </table:table-cell>
          <table:table-cell table:style-name="ce7" table:formula="of:=[.O2]/[.J2]" office:value-type="float" office:value="0.912286983808175" calcext:value-type="float">
            <text:p>0.9123</text:p>
          </table:table-cell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9.845575457" calcext:value-type="float">
            <text:p>119.845575457</text:p>
          </table:table-cell>
          <table:table-cell table:style-name="ce6" table:formula="of:=[.L3]/[.E3]" office:value-type="float" office:value="1.00707126434804" calcext:value-type="float">
            <text:p>1.0071</text:p>
          </table:table-cell>
          <table:table-cell table:style-name="ce6" table:formula="of:=[.F3]/[.C3]" office:value-type="float" office:value="0.201414252869609" calcext:value-type="float">
            <text:p>0.2014</text:p>
          </table:table-cell>
          <table:table-cell table:style-name="ce7" table:formula="of:=[.$B$2]/[.E3]" office:value-type="float" office:value="4.06703383170689" calcext:value-type="float">
            <text:p>4.0670</text:p>
          </table:table-cell>
          <table:table-cell table:style-name="ce7" table:formula="of:=[.H3]/[.C3]" office:value-type="float" office:value="0.813406766341378" calcext:value-type="float">
            <text:p>0.81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.693035202" calcext:value-type="float">
            <text:p>120.693035202</text:p>
          </table:table-cell>
          <table:table-cell table:style-name="ce2" table:formula="of:=[.E3]/[.L3]" office:value-type="float" office:value="0.992978387331285" calcext:value-type="float">
            <text:p>0.993</text:p>
          </table:table-cell>
          <table:table-cell table:style-name="ce7" table:formula="of:=[.M3]/[.J3]" office:value-type="float" office:value="0.198595677466257" calcext:value-type="float">
            <text:p>0.1986</text:p>
          </table:table-cell>
          <table:table-cell table:style-name="ce7" table:formula="of:=[.$B$2]/[.L3]" office:value-type="float" office:value="4.03847669543009" calcext:value-type="float">
            <text:p>4.0385</text:p>
          </table:table-cell>
          <table:table-cell table:style-name="ce7" table:formula="of:=[.O3]/[.J3]" office:value-type="float" office:value="0.807695339086017" calcext:value-type="float">
            <text:p>0.8077</text:p>
          </table:table-cell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8.992988735" calcext:value-type="float">
            <text:p>118.992988735</text:p>
          </table:table-cell>
          <table:table-cell table:style-name="ce6" table:formula="of:=[.L4]/[.E4]" office:value-type="float" office:value="1.03075888541762" calcext:value-type="float">
            <text:p>1.0308</text:p>
          </table:table-cell>
          <table:table-cell table:style-name="ce6" table:formula="of:=[.F4]/[.C4]" office:value-type="float" office:value="0.171793147569603" calcext:value-type="float">
            <text:p>0.1718</text:p>
          </table:table-cell>
          <table:table-cell table:style-name="ce7" table:formula="of:=[.$B$2]/[.E4]" office:value-type="float" office:value="4.09617419602332" calcext:value-type="float">
            <text:p>4.0962</text:p>
          </table:table-cell>
          <table:table-cell table:style-name="ce7" table:formula="of:=[.H4]/[.C4]" office:value-type="float" office:value="0.682695699337219" calcext:value-type="float">
            <text:p>0.68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2.653080441" calcext:value-type="float">
            <text:p>122.653080441</text:p>
          </table:table-cell>
          <table:table-cell table:style-name="ce2" table:formula="of:=[.E4]/[.L4]" office:value-type="float" office:value="0.97015899076615" calcext:value-type="float">
            <text:p>0.970</text:p>
          </table:table-cell>
          <table:table-cell table:style-name="ce7" table:formula="of:=[.M4]/[.J4]" office:value-type="float" office:value="0.161693165127692" calcext:value-type="float">
            <text:p>0.1617</text:p>
          </table:table-cell>
          <table:table-cell table:style-name="ce7" table:formula="of:=[.$B$2]/[.L4]" office:value-type="float" office:value="3.97394022401633" calcext:value-type="float">
            <text:p>3.9739</text:p>
          </table:table-cell>
          <table:table-cell table:style-name="ce7" table:formula="of:=[.O4]/[.J4]" office:value-type="float" office:value="0.662323370669388" calcext:value-type="float">
            <text:p>0.6623</text:p>
          </table:table-cell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.000256299" calcext:value-type="float">
            <text:p>100.000256299</text:p>
          </table:table-cell>
          <table:table-cell table:style-name="ce6" table:formula="of:=[.L5]/[.E5]" office:value-type="float" office:value="1.02170185771836" calcext:value-type="float">
            <text:p>1.0217</text:p>
          </table:table-cell>
          <table:table-cell table:style-name="ce6" table:formula="of:=[.F5]/[.C5]" office:value-type="float" office:value="0.145957408245479" calcext:value-type="float">
            <text:p>0.1460</text:p>
          </table:table-cell>
          <table:table-cell table:style-name="ce7" table:formula="of:=[.$B$2]/[.E5]" office:value-type="float" office:value="4.87414760724842" calcext:value-type="float">
            <text:p>4.8741</text:p>
          </table:table-cell>
          <table:table-cell table:style-name="ce7" table:formula="of:=[.H5]/[.C5]" office:value-type="float" office:value="0.696306801035489" calcext:value-type="float">
            <text:p>0.69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170447633" calcext:value-type="float">
            <text:p>102.170447633</text:p>
          </table:table-cell>
          <table:table-cell table:style-name="ce2" table:formula="of:=[.E5]/[.L5]" office:value-type="float" office:value="0.978759109074325" calcext:value-type="float">
            <text:p>0.979</text:p>
          </table:table-cell>
          <table:table-cell table:style-name="ce7" table:formula="of:=[.M5]/[.J5]" office:value-type="float" office:value="0.139822729867761" calcext:value-type="float">
            <text:p>0.1398</text:p>
          </table:table-cell>
          <table:table-cell table:style-name="ce7" table:formula="of:=[.$B$2]/[.L5]" office:value-type="float" office:value="4.77061636956722" calcext:value-type="float">
            <text:p>4.7706</text:p>
          </table:table-cell>
          <table:table-cell table:style-name="ce7" table:formula="of:=[.O5]/[.J5]" office:value-type="float" office:value="0.681516624223888" calcext:value-type="float">
            <text:p>0.6815</text:p>
          </table:table-cell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9.372605173" calcext:value-type="float">
            <text:p>99.372605173</text:p>
          </table:table-cell>
          <table:table-cell table:style-name="ce6" table:formula="of:=[.L6]/[.E6]" office:value-type="float" office:value="1.01535759538902" calcext:value-type="float">
            <text:p>1.0154</text:p>
          </table:table-cell>
          <table:table-cell table:style-name="ce6" table:formula="of:=[.F6]/[.C6]" office:value-type="float" office:value="0.126919699423628" calcext:value-type="float">
            <text:p>0.1269</text:p>
          </table:table-cell>
          <table:table-cell table:style-name="ce7" table:formula="of:=[.$B$2]/[.E6]" office:value-type="float" office:value="4.90493339804714" calcext:value-type="float">
            <text:p>4.9049</text:p>
          </table:table-cell>
          <table:table-cell table:style-name="ce7" table:formula="of:=[.H6]/[.C6]" office:value-type="float" office:value="0.613116674755893" calcext:value-type="float">
            <text:p>0.61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.898729436" calcext:value-type="float">
            <text:p>100.898729436</text:p>
          </table:table-cell>
          <table:table-cell table:style-name="ce2" table:formula="of:=[.E6]/[.L6]" office:value-type="float" office:value="0.984874692956684" calcext:value-type="float">
            <text:p>0.985</text:p>
          </table:table-cell>
          <table:table-cell table:style-name="ce7" table:formula="of:=[.M6]/[.J6]" office:value-type="float" office:value="0.123109336619585" calcext:value-type="float">
            <text:p>0.1231</text:p>
          </table:table-cell>
          <table:table-cell table:style-name="ce7" table:formula="of:=[.$B$2]/[.L6]" office:value-type="float" office:value="4.83074477437466" calcext:value-type="float">
            <text:p>4.8307</text:p>
          </table:table-cell>
          <table:table-cell table:style-name="ce7" table:formula="of:=[.O6]/[.J6]" office:value-type="float" office:value="0.603843096796833" calcext:value-type="float">
            <text:p>0.6038</text:p>
          </table:table-cell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/>
          <table:table-cell table:style-name="ce7" table:formula="of:=MAX([.N2:.N6])" office:value-type="float" office:value="0.249298084571765" calcext:value-type="float">
            <text:p>0.24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6"/>
          <table:table-cell table:style-name="ce7" table:formula="of:=MIN([.N2:.N6])" office:value-type="float" office:value="0.123109336619585" calcext:value-type="float">
            <text:p>0.123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 table:number-rows-repeated="4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58:46.393228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2:39:27.091284129</meta:creation-date>
    <dc:date>2022-06-23T20:05:37.622201954</dc:date>
    <meta:editing-duration>PT4H55M25S</meta:editing-duration>
    <meta:editing-cycles>6</meta:editing-cycles>
    <meta:generator>LibreOffice/7.3.4.2$Linux_X86_64 LibreOffice_project/30$Build-2</meta:generator>
    <meta:document-statistic meta:table-count="3" meta:cell-count="27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origin="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1" chart:maximum="5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8cm" svg:height="16.921cm" xlink:href=".." xlink:type="simple" chart:class="chart:scatter" chart:style-name="ch1">
        <chart:title svg:x="4.956cm" svg:y="0.474cm" chart:style-name="ch2">
          <text:p>Speedup multithreaded against single threaded methodology</text:p>
        </chart:title>
        <chart:subtitle svg:x="9.229cm" svg:y="1.591cm" chart:style-name="ch3">
          <text:p>Tserial/Tconcurrent</text:p>
        </chart:subtitle>
        <chart:legend chart:legend-position="end" svg:x="19.88cm" svg:y="7.912cm" style:legend-expansion="high" chart:style-name="ch4"/>
        <chart:plot-area chart:style-name="ch5" table:cell-range-address="'Concurrency grade analysis'.F2:'Concurrency grade analysis'.F6 'Concurrency grade analysis'.D2:'Concurrency grade analysis'.D6 'Concurrency grade analysis'.I2:'Concurrency grade analysis'.I6" chart:data-source-has-labels="row" svg:x="1.45cm" svg:y="2.612cm" svg:width="17.991cm" svg:height="12.99cm">
          <chart:coordinate-region svg:x="2.362cm" svg:y="2.612cm" svg:width="17.079cm" svg:height="12.343cm"/>
          <chart:axis chart:dimension="x" chart:name="primary-x" chart:style-name="ch6">
            <chart:title svg:x="9.184cm" svg:y="15.94cm" chart:style-name="ch7">
              <text:p>Threads quantity</text:p>
            </chart:title>
          </chart:axis>
          <chart:axis chart:dimension="y" chart:name="primary-y" chart:style-name="ch8">
            <chart:title svg:x="0.451cm" svg:y="9.826cm" chart:style-name="ch9">
              <text:p>Speedup</text:p>
            </chart:title>
            <chart:grid chart:style-name="ch10" chart:class="major"/>
          </chart:axis>
          <chart:series chart:style-name="ch11" chart:values-cell-range-address="'Concurrency grade analysis'.D2:'Concurrency grade analysis'.D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I2:'Concurrency grade analysis'.I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D2:'Concurrency grade analysis'.D6</svg:desc>
                </draw:g>
              </table:table-cell>
              <table:table-cell office:value-type="float" office:value="1">
                <text:p>1</text:p>
                <draw:g>
                  <svg:desc>'Concurrency grade analysis'.I2:'Concurrency grade analysis'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25078510553791">
                <text:p>4.25078510553791</text:p>
              </table:table-cell>
              <table:table-cell office:value-type="float" office:value="3.90279086187935">
                <text:p>3.90279086187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9416897735161">
                <text:p>3.09416897735161</text:p>
              </table:table-cell>
              <table:table-cell office:value-type="float" office:value="2.83524662287564">
                <text:p>2.8352466228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08106673639335">
                <text:p>4.08106673639335</text:p>
              </table:table-cell>
              <table:table-cell office:value-type="float" office:value="3.73395846077554">
                <text:p>3.73395846077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47124794732438">
                <text:p>4.47124794732438</text:p>
              </table:table-cell>
              <table:table-cell office:value-type="float" office:value="4.10106711573777">
                <text:p>4.10106711573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cm" svg:height="16.788cm" xlink:href=".." xlink:type="simple" chart:class="chart:scatter" chart:style-name="ch1">
        <chart:title svg:x="6.516cm" svg:y="0.471cm" chart:style-name="ch2">
          <text:p>Efficiency into  each multithreaded methodology</text:p>
        </chart:title>
        <chart:subtitle svg:x="9.796cm" svg:y="1.585cm" chart:style-name="ch3">
          <text:p>Speedup/threads</text:p>
        </chart:subtitle>
        <chart:legend chart:legend-position="end" svg:x="20.592cm" svg:y="7.846cm" style:legend-expansion="high" chart:style-name="ch4"/>
        <chart:plot-area chart:style-name="ch5" table:cell-range-address="'Concurrency grade analysis'.E2:'Concurrency grade analysis'.F6 'Concurrency grade analysis'.J2:'Concurrency grade analysis'.J6" chart:data-source-has-labels="row" svg:x="1.464cm" svg:y="2.603cm" svg:width="18.675cm" svg:height="12.869cm">
          <chart:coordinate-region svg:x="2.562cm" svg:y="2.803cm" svg:width="17.577cm" svg:height="12.022cm"/>
          <chart:axis chart:dimension="x" chart:name="primary-x" chart:style-name="ch6">
            <chart:title svg:x="9.54cm" svg:y="15.807cm" chart:style-name="ch7">
              <text:p>Threads quantity</text:p>
            </chart:title>
          </chart:axis>
          <chart:axis chart:dimension="y" chart:name="primary-y" chart:style-name="ch8">
            <chart:title svg:x="0.451cm" svg:y="9.782cm" chart:style-name="ch9">
              <text:p>Efficiency</text:p>
            </chart:title>
            <chart:grid chart:style-name="ch10" chart:class="major"/>
          </chart:axis>
          <chart:series chart:style-name="ch11" chart:values-cell-range-address="'Concurrency grade analysis'.E2:'Concurrency grade analysis'.E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J2:'Concurrency grade analysis'.J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E2:'Concurrency grade analysis'.E6</svg:desc>
                </draw:g>
              </table:table-cell>
              <table:table-cell office:value-type="float" office:value="1">
                <text:p>1</text:p>
                <draw:g>
                  <svg:desc>'Concurrency grade analysis'.J2:'Concurrency grade analysis'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31348138192238">
                <text:p>0.531348138192238</text:p>
              </table:table-cell>
              <table:table-cell office:value-type="float" office:value="0.487848857734919">
                <text:p>0.48784885773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3542244337902">
                <text:p>0.773542244337902</text:p>
              </table:table-cell>
              <table:table-cell office:value-type="float" office:value="0.708811655718909">
                <text:p>0.708811655718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55066671024585">
                <text:p>0.255066671024585</text:p>
              </table:table-cell>
              <table:table-cell office:value-type="float" office:value="0.233372403798471">
                <text:p>0.233372403798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23562397366219">
                <text:p>0.223562397366219</text:p>
              </table:table-cell>
              <table:table-cell office:value-type="float" office:value="0.205053355786889">
                <text:p>0.205053355786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0.9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title svg:x="4.23cm" svg:y="0.316cm" chart:style-name="ch2">
          <text:p>Speedup OMP compared to Pthreads</text:p>
        </chart:title>
        <chart:subtitle svg:x="6.664cm" svg:y="1.275cm" chart:style-name="ch3">
          <text:p>Pthreads/Omp</text:p>
        </chart:subtitle>
        <chart:plot-area chart:style-name="ch4" table:cell-range-address="'Optimizations analysis'.J2:'Optimizations analysis'.J6 'Optimizations analysis'.M2:'Optimizations analysis'.M6" chart:data-source-has-labels="row" svg:x="1.33cm" svg:y="2.138cm" svg:width="14.333cm" svg:height="5.706cm">
          <chart:coordinate-region svg:x="2.428cm" svg:y="2.337cm" svg:width="13.141cm" svg:height="4.86cm"/>
          <chart:axis chart:dimension="x" chart:name="primary-x" chart:style-name="ch5">
            <chart:title svg:x="7.235cm" svg:y="8.024cm" chart:style-name="ch6">
              <text:p>Threads quantity</text:p>
            </chart:title>
          </chart:axis>
          <chart:axis chart:dimension="y" chart:name="primary-y" chart:style-name="ch7">
            <chart:title svg:x="0.451cm" svg:y="5.71cm" chart:style-name="ch8">
              <text:p>Speedup</text:p>
            </chart:title>
            <chart:grid chart:style-name="ch9" chart:class="major"/>
          </chart:axis>
          <chart:series chart:style-name="ch10" chart:values-cell-range-address="'Optimizations analysis'.M2:'Optimizations analysis'.M6" loext:label-string="omp_to_pthreads" chart:class="chart:scatter">
            <chart:domain table:cell-range-address="'Optimizations analysis'.J2:'Optimizations analysis'.J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mp_to_p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997192338287062">
                <text:p>0.997192338287062</text:p>
                <draw:g>
                  <svg:desc>'Optimizations analysis'.M2:'Optimizations analysis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2978387331285">
                <text:p>0.99297838733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7015899076615">
                <text:p>0.97015899076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978759109074325">
                <text:p>0.978759109074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84874692956684">
                <text:p>0.984874692956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11.37cm" xlink:href=".." xlink:type="simple" chart:class="chart:scatter" chart:style-name="ch1">
        <chart:title svg:x="3.754cm" svg:y="0.363cm" chart:style-name="ch2">
          <text:p>Efficiency OpenMP compared to Pthreads</text:p>
        </chart:title>
        <chart:subtitle svg:x="5.778cm" svg:y="1.369cm" chart:style-name="ch3">
          <text:p>Pthreads/(OMP*threads)</text:p>
        </chart:subtitle>
        <chart:plot-area chart:style-name="ch4" table:cell-range-address="'Optimizations analysis'.J2:'Optimizations analysis'.J6 'Optimizations analysis'.N1:'Optimizations analysis'.N6" chart:data-source-has-labels="row" svg:x="1.33cm" svg:y="2.279cm" svg:width="14.334cm" svg:height="7.883cm">
          <chart:coordinate-region svg:x="2.613cm" svg:y="2.478cm" svg:width="12.957cm" svg:height="7.037cm"/>
          <chart:axis chart:dimension="x" chart:name="primary-x" chart:style-name="ch5">
            <chart:title svg:x="7.236cm" svg:y="10.389cm" chart:style-name="ch6">
              <text:p>Threads quantity</text:p>
            </chart:title>
          </chart:axis>
          <chart:axis chart:dimension="y" chart:name="primary-y" chart:style-name="ch7">
            <chart:title svg:x="0.451cm" svg:y="6.965cm" chart:style-name="ch8">
              <text:p>Efficiency</text:p>
            </chart:title>
            <chart:grid chart:style-name="ch9" chart:class="major"/>
          </chart:axis>
          <chart:series chart:style-name="ch10" chart:values-cell-range-address="'Optimizations analysis'.N2:'Optimizations analysis'.N6" chart:label-cell-address="'Optimizations analysis'.N1:'Optimizations analysis'.N1" chart:class="chart:scatter">
            <chart:domain table:cell-range-address="'Optimizations analysis'.J2:'Optimizations analysis'.J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Efficiency_omp_vs_pthreads</text:p>
                <draw:g>
                  <svg:desc>'Optimizations analysis'.N1:'Optimizations analysi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249298084571765">
                <text:p>0.249298084571765</text:p>
                <draw:g>
                  <svg:desc>'Optimizations analysis'.N2:'Optimizations analysis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8595677466257">
                <text:p>0.198595677466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61693165127692">
                <text:p>0.16169316512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139822729867761">
                <text:p>0.139822729867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23109336619585">
                <text:p>0.1231093366195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minimum="3.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9cm" svg:height="12.006cm" xlink:href=".." xlink:type="simple" chart:class="chart:scatter" chart:style-name="ch1">
        <chart:title svg:x="5.206cm" svg:y="0.376cm" chart:style-name="ch2">
          <text:p>Speedup concurrent compared to serial</text:p>
        </chart:title>
        <chart:subtitle svg:x="7.601cm" svg:y="1.395cm" chart:style-name="ch3">
          <text:p>Serial/Concurrent</text:p>
        </chart:subtitle>
        <chart:legend chart:legend-position="end" svg:x="15.692cm" svg:y="5.455cm" style:legend-expansion="high" chart:style-name="ch4"/>
        <chart:plot-area chart:style-name="ch5" table:cell-range-address="'Optimizations analysis'.J2:'Optimizations analysis'.J6 'Optimizations analysis'.O2:'Optimizations analysis'.O6 'Optimizations analysis'.H2:'Optimizations analysis'.H6" chart:data-source-has-labels="row" svg:x="1.378cm" svg:y="2.318cm" svg:width="13.947cm" svg:height="8.467cm">
          <chart:coordinate-region svg:x="2.105cm" svg:y="2.318cm" svg:width="13.126cm" svg:height="7.82cm"/>
          <chart:axis chart:dimension="x" chart:name="primary-x" chart:style-name="ch6">
            <chart:title svg:x="7.09cm" svg:y="11.025cm" chart:style-name="ch7">
              <text:p>Threads quantity</text:p>
            </chart:title>
          </chart:axis>
          <chart:axis chart:dimension="y" chart:name="primary-y" chart:style-name="ch8">
            <chart:title svg:x="0.451cm" svg:y="7.27cm" chart:style-name="ch9">
              <text:p>Speedup</text:p>
            </chart:title>
            <chart:grid chart:style-name="ch10" chart:class="major"/>
          </chart:axis>
          <chart:series chart:style-name="ch11" chart:values-cell-range-address="'Optimizations analysis'.O2:'Optimizations analysis'.O6" loext:label-string="openmp" chart:class="chart:scatter">
            <chart:domain table:cell-range-address="'Optimizations analysis'.J2:'Optimizations analysis'.J6"/>
            <chart:data-point chart:repeated="5"/>
          </chart:series>
          <chart:series chart:style-name="ch12" chart:values-cell-range-address="'Optimizations analysis'.H2:'Optimizations analysis'.H6" loext:label-string="pthreads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penmp</text:p>
              </table:table-cell>
              <table:table-cell office:value-type="string">
                <text:p>p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3.6491479352327">
                <text:p>3.6491479352327</text:p>
                <draw:g>
                  <svg:desc>'Optimizations analysis'.O2:'Optimizations analysis'.O6</svg:desc>
                </draw:g>
              </table:table-cell>
              <table:table-cell office:value-type="float" office:value="3.65942235527106">
                <text:p>3.65942235527106</text:p>
                <draw:g>
                  <svg:desc>'Optimizations analysis'.H2:'Optimizations analysis'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03847669543009">
                <text:p>4.03847669543009</text:p>
              </table:table-cell>
              <table:table-cell office:value-type="float" office:value="4.06703383170689">
                <text:p>4.0670338317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97394022401633">
                <text:p>3.97394022401633</text:p>
              </table:table-cell>
              <table:table-cell office:value-type="float" office:value="4.09617419602332">
                <text:p>4.09617419602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.77061636956722">
                <text:p>4.77061636956722</text:p>
              </table:table-cell>
              <table:table-cell office:value-type="float" office:value="4.87414760724842">
                <text:p>4.874147607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83074477437466">
                <text:p>4.83074477437466</text:p>
              </table:table-cell>
              <table:table-cell office:value-type="float" office:value="4.90493339804714">
                <text:p>4.90493339804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minimum="0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19cm" svg:height="10.785cm" xlink:href=".." xlink:type="simple" chart:class="chart:scatter" chart:style-name="ch1">
        <chart:title svg:x="3.967cm" svg:y="0.351cm" chart:style-name="ch2">
          <text:p>Efficiency concurrent compared to serial</text:p>
        </chart:title>
        <chart:subtitle svg:x="5.621cm" svg:y="1.345cm" chart:style-name="ch3">
          <text:p>Serial/(Concurrent*threads)</text:p>
        </chart:subtitle>
        <chart:legend chart:legend-position="end" svg:x="13.452cm" svg:y="4.844cm" style:legend-expansion="high" chart:style-name="ch4"/>
        <chart:plot-area chart:style-name="ch5" table:cell-range-address="'Optimizations analysis'.I2:'Optimizations analysis'.J6 'Optimizations analysis'.P2:'Optimizations analysis'.P6" chart:data-source-has-labels="row" svg:x="1.333cm" svg:y="2.243cm" svg:width="11.797cm" svg:height="7.346cm">
          <chart:coordinate-region svg:x="2.616cm" svg:y="2.443cm" svg:width="10.42cm" svg:height="6.5cm"/>
          <chart:axis chart:dimension="x" chart:name="primary-x" chart:style-name="ch6">
            <chart:title svg:x="5.97cm" svg:y="9.804cm" chart:style-name="ch7">
              <text:p>Threads quantity</text:p>
            </chart:title>
          </chart:axis>
          <chart:axis chart:dimension="y" chart:name="primary-y" chart:style-name="ch8">
            <chart:title svg:x="0.451cm" svg:y="6.661cm" chart:style-name="ch9">
              <text:p>Efficiency</text:p>
            </chart:title>
            <chart:grid chart:style-name="ch10" chart:class="major"/>
          </chart:axis>
          <chart:series chart:style-name="ch11" chart:values-cell-range-address="'Optimizations analysis'.I2:'Optimizations analysis'.I6" loext:label-string="pthreads" chart:class="chart:scatter">
            <chart:domain table:cell-range-address="'Optimizations analysis'.J2:'Optimizations analysis'.J6"/>
            <chart:data-point chart:repeated="5"/>
          </chart:series>
          <chart:series chart:style-name="ch12" chart:values-cell-range-address="'Optimizations analysis'.P2:'Optimizations analysis'.P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914855588817766">
                <text:p>0.914855588817766</text:p>
                <draw:g>
                  <svg:desc>'Optimizations analysis'.I2:'Optimizations analysis'.I6</svg:desc>
                </draw:g>
              </table:table-cell>
              <table:table-cell office:value-type="float" office:value="0.912286983808175">
                <text:p>0.912286983808175</text:p>
                <draw:g>
                  <svg:desc>'Optimizations analysis'.P2:'Optimizations analysis'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13406766341378">
                <text:p>0.813406766341378</text:p>
              </table:table-cell>
              <table:table-cell office:value-type="float" office:value="0.807695339086017">
                <text:p>0.807695339086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82695699337219">
                <text:p>0.682695699337219</text:p>
              </table:table-cell>
              <table:table-cell office:value-type="float" office:value="0.662323370669388">
                <text:p>0.66232337066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96306801035489">
                <text:p>0.696306801035489</text:p>
              </table:table-cell>
              <table:table-cell office:value-type="float" office:value="0.681516624223888">
                <text:p>0.68151662422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13116674755893">
                <text:p>0.613116674755893</text:p>
              </table:table-cell>
              <table:table-cell office:value-type="float" office:value="0.603843096796833">
                <text:p>0.6038430967968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